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7" table:default-cell-style-name="ce81"/>
        <table:table-column table:style-name="co4" table:number-columns-repeated="991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SIE</text:p>
          </table:table-cell>
          <table:covered-table-cell table:number-columns-repeated="2" table:style-name="ce9"/>
          <table:table-cell table:style-name="ce88" table:number-columns-repeated="40"/>
          <table:table-cell table:style-name="ce91" table:number-columns-repeated="951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 office:value-type="string" calcext:value-type="string">
            <text:p>Géoportail</text:p>
          </table:table-cell>
          <table:table-cell table:style-name="ce46" office:value-type="string" calcext:value-type="string">
            <text:p>Architecture d’un SIE</text:p>
          </table:table-cell>
          <table:table-cell table:style-name="ce46" office:value-type="string" calcext:value-type="string">
            <text:p>Découvrir Thymio</text:p>
          </table:table-cell>
          <table:table-cell table:style-name="ce46"/>
          <table:table-cell table:style-name="ce89" table:number-columns-repeated="40"/>
          <table:table-cell table:number-columns-repeated="951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office:value-type="date" office:date-value="2021-04-27" calcext:value-type="date">
            <text:p>27 avr.</text:p>
          </table:table-cell>
          <table:table-cell table:style-name="ce48" office:value-type="date" office:date-value="2021-05-04" calcext:value-type="date">
            <text:p>4 mai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1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office:value-type="date" office:date-value="2021-04-29" calcext:value-type="date">
            <text:p>29 avr.</text:p>
          </table:table-cell>
          <table:table-cell table:style-name="ce48" office:value-type="date" office:date-value="2021-05-06" calcext:value-type="date">
            <text:p>6 mai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1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5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1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83" office:value-type="string" calcext:value-type="string">
            <text:p>Pokémon</text:p>
          </table:table-cell>
          <table:table-cell table:style-name="ce46" office:value-type="string" calcext:value-type="string">
            <text:p>projet bibliothèque</text:p>
          </table:table-cell>
          <table:table-cell table:style-name="ce3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4"/>
          <table:table-cell table:style-name="ce48" office:value-type="date" office:date-value="2021-04-27" calcext:value-type="date">
            <text:p>27 avr.</text:p>
          </table:table-cell>
          <table:table-cell table:number-columns-repeated="2" table:style-name="ce48" office:value-type="date" office:date-value="2021-05-06" calcext:value-type="date">
            <text:p>6 mai</text:p>
          </table:table-cell>
          <table:table-cell table:style-name="ce48" table:number-columns-repeated="11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style-name="ce82" office:value-type="string" calcext:value-type="string">
            <text:p>X</text:p>
          </table:table-cell>
          <table:table-cell table:style-name="ce82" table:number-columns-repeated="6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82" table:default-cell-style-name="ce81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table:number-columns-repeated="11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897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Routage – exercices plus court chemin</text:p>
          </table:table-cell>
          <table:table-cell table:style-name="ce83" office:value-type="string" calcext:value-type="string">
            <text:p>Routage contôle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3" office:value-type="string" calcext:value-type="string">
            <text:p>Sécurité – Diffie Hellman</text:p>
          </table:table-cell>
          <table:table-cell table:style-name="ce83" office:value-type="string" calcext:value-type="string">
            <text:p>Sécurité – RSA</text:p>
          </table:table-cell>
          <table:table-cell table:style-name="ce83" office:value-type="string" calcext:value-type="string">
            <text:p>Sécurité – Exercices sécurité</text:p>
          </table:table-cell>
          <table:table-cell table:style-name="ce83" table:number-columns-repeated="11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4" calcext:value-type="date">
            <text:p>4 mai</text:p>
          </table:table-cell>
          <table:table-cell table:style-name="ce31" office:value-type="date" office:date-value="2021-05-10" calcext:value-type="date">
            <text:p>10 mai</text:p>
          </table:table-cell>
          <table:table-cell table:style-name="ce31" office:value-type="date" office:date-value="2021-05-12" calcext:value-type="date">
            <text:p>12 mai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9"/>
          <table:table-cell table:style-name="ce88" table:number-columns-repeated="40"/>
          <table:table-cell table:style-name="ce91" table:number-columns-repeated="89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5"/>
          <table:table-cell table:number-columns-repeated="943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67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78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57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55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79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79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6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7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7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7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4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1:53:32.109919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07T16:49:40.060421323</dc:date>
    <meta:editing-duration>P191DT18H1M10S</meta:editing-duration>
    <meta:editing-cycles>849</meta:editing-cycles>
    <meta:generator>LibreOffice/6.1.5.2$Linux_X86_64 LibreOffice_project/10$Build-2</meta:generator>
    <meta:document-statistic meta:table-count="3" meta:cell-count="1041" meta:object-count="0"/>
  </office:meta>
</office:document-meta>
</file>